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B000001F34DAC737CCE654330.png" manifest:media-type="image/png"/>
  <manifest:file-entry manifest:full-path="Pictures/10000000000001F4000001F4F132D931F3AE8E2A.png" manifest:media-type="image/png"/>
  <manifest:file-entry manifest:full-path="Pictures/10000000000001F4000001F4FC34EFA7B8AA26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00ff00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 draw:fill-color="#ffffff"/>
      <style:text-properties fo:color="#00ff00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00ff00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3.228cm" svg:height="13.228cm" svg:x="19.404cm" svg:y="19.227cm">
            <draw:image xlink:href="Pictures/10000000000001F4000001F4FC34EFA7B8AA2668.png" xlink:type="simple" xlink:show="embed" xlink:actuate="onLoad" loext:mime-type="image/png">
              <text:p/>
            </draw:image>
          </draw:frame>
          <draw:frame draw:style-name="gr1" draw:text-style-name="P1" draw:layer="layout" svg:width="13.228cm" svg:height="13.228cm" svg:x="32.804cm" svg:y="19.227cm">
            <draw:image xlink:href="Pictures/10000000000001F4000001F4F132D931F3AE8E2A.png" xlink:type="simple" xlink:show="embed" xlink:actuate="onLoad" loext:mime-type="image/png">
              <text:p/>
            </draw:image>
          </draw:frame>
          <draw:frame draw:style-name="gr2" draw:text-style-name="P3" draw:layer="layout" svg:width="1.27cm" svg:height="1.397cm" svg:x="19.65cm" svg:y="30.772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27cm" svg:height="1.397cm" svg:x="33.45cm" svg:y="30.773cm">
            <draw:text-box>
              <text:p text:style-name="P2"><text:span text:style-name="T1">b</text:span></text:p>
            </draw:text-box>
          </draw:frame>
        </draw:g>
        <draw:frame draw:style-name="gr1" draw:text-style-name="P1" draw:layer="layout" svg:width="26.628cm" svg:height="13.228cm" svg:x="19.404cm" svg:y="33.727cm">
          <draw:image xlink:href="Pictures/10000201000003EB000001F34DAC737CCE654330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4T18:37:05.139687705</meta:creation-date>
    <dc:date>2021-08-24T19:16:35.993074435</dc:date>
    <meta:editing-duration>PT29M20S</meta:editing-duration>
    <meta:editing-cycles>1</meta:editing-cycles>
    <meta:document-statistic meta:object-count="6"/>
    <meta:generator>LibreOffice/6.4.6.2$Linux_X86_64 LibreOffice_project/40$Build-2</meta:generator>
  </office:meta>
</office:document-meta>
</file>